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1f08c3" officeooo:paragraph-rsid="002a7e70"/>
    </style:style>
    <style:style style:name="P2" style:family="paragraph" style:parent-style-name="Standard">
      <style:paragraph-properties fo:text-align="justify" style:justify-single-word="false"/>
      <style:text-properties officeooo:rsid="00189c68" officeooo:paragraph-rsid="00189c68"/>
    </style:style>
    <style:style style:name="P3" style:family="paragraph" style:parent-style-name="Standard">
      <style:paragraph-properties fo:text-align="justify" style:justify-single-word="false"/>
      <style:text-properties officeooo:rsid="002a7e70" officeooo:paragraph-rsid="002a7e70"/>
    </style:style>
    <style:style style:name="P4" style:family="paragraph" style:parent-style-name="Standard">
      <style:paragraph-properties fo:text-align="justify" style:justify-single-word="false"/>
      <style:text-properties officeooo:rsid="001960fb" officeooo:paragraph-rsid="003037a0"/>
    </style:style>
    <style:style style:name="P5" style:family="paragraph" style:parent-style-name="Standard">
      <style:paragraph-properties fo:text-align="justify" style:justify-single-word="false"/>
      <style:text-properties officeooo:rsid="001960fb" officeooo:paragraph-rsid="002a7e70"/>
    </style:style>
    <style:style style:name="P6" style:family="paragraph" style:parent-style-name="Standard">
      <style:paragraph-properties fo:text-align="justify" style:justify-single-word="false"/>
      <style:text-properties officeooo:rsid="0024ebeb" officeooo:paragraph-rsid="002e3a64"/>
    </style:style>
    <style:style style:name="P7" style:family="paragraph" style:parent-style-name="Standard">
      <style:paragraph-properties fo:text-align="justify" style:justify-single-word="false"/>
      <style:text-properties officeooo:rsid="002e3a64" officeooo:paragraph-rsid="002a7e70"/>
    </style:style>
    <style:style style:name="P8" style:family="paragraph" style:parent-style-name="Standard">
      <style:paragraph-properties fo:text-align="justify" style:justify-single-word="false"/>
      <style:text-properties officeooo:rsid="002e3a64" officeooo:paragraph-rsid="002e3a64"/>
    </style:style>
    <style:style style:name="P9" style:family="paragraph" style:parent-style-name="Standard">
      <style:paragraph-properties fo:text-align="justify" style:justify-single-word="false"/>
      <style:text-properties fo:font-weight="normal" officeooo:rsid="002e5560" officeooo:paragraph-rsid="002e5560" style:font-weight-asian="normal" style:font-weight-complex="normal"/>
    </style:style>
    <style:style style:name="P10" style:family="paragraph" style:parent-style-name="Standard">
      <style:paragraph-properties fo:text-align="justify" style:justify-single-word="false"/>
      <style:text-properties fo:font-weight="normal" officeooo:rsid="002f48de" officeooo:paragraph-rsid="002f48de" style:font-weight-asian="normal" style:font-weight-complex="normal"/>
    </style:style>
    <style:style style:name="P11" style:family="paragraph" style:parent-style-name="Standard" style:list-style-name="L3">
      <style:paragraph-properties fo:text-align="justify" style:justify-single-word="false"/>
      <style:text-properties fo:font-weight="normal" officeooo:rsid="00291051" officeooo:paragraph-rsid="003037a0" style:font-weight-asian="normal" style:font-weight-complex="normal"/>
    </style:style>
    <style:style style:name="P12" style:family="paragraph" style:parent-style-name="Standard">
      <style:paragraph-properties fo:text-align="justify" style:justify-single-word="false"/>
      <style:text-properties fo:font-weight="normal" officeooo:rsid="00291051" officeooo:paragraph-rsid="003037a0" style:font-weight-asian="normal" style:font-weight-complex="normal"/>
    </style:style>
    <style:style style:name="P13" style:family="paragraph" style:parent-style-name="Standard">
      <style:paragraph-properties fo:text-align="justify" style:justify-single-word="false"/>
      <style:text-properties fo:font-weight="normal" officeooo:rsid="003037a0" officeooo:paragraph-rsid="003037a0" style:font-weight-asian="normal" style:font-weight-complex="normal"/>
    </style:style>
    <style:style style:name="P14" style:family="paragraph" style:parent-style-name="Standard" style:list-style-name="L2">
      <style:paragraph-properties fo:text-align="justify" style:justify-single-word="false"/>
      <style:text-properties officeooo:rsid="00233889" officeooo:paragraph-rsid="002f48de"/>
    </style:style>
    <style:style style:name="P15" style:family="paragraph" style:parent-style-name="Standard" style:list-style-name="L2">
      <style:paragraph-properties fo:text-align="justify" style:justify-single-word="false"/>
      <style:text-properties officeooo:rsid="00233889" officeooo:paragraph-rsid="003037a0"/>
    </style:style>
    <style:style style:name="P16" style:family="paragraph" style:parent-style-name="Standard" style:list-style-name="L2">
      <style:paragraph-properties fo:text-align="justify" style:justify-single-word="false"/>
      <style:text-properties officeooo:rsid="00233024" officeooo:paragraph-rsid="002f48de"/>
    </style:style>
    <style:style style:name="P17" style:family="paragraph" style:parent-style-name="Standard" style:list-style-name="L2">
      <style:paragraph-properties fo:text-align="justify" style:justify-single-word="false"/>
      <style:text-properties fo:font-weight="bold" officeooo:rsid="00233889" officeooo:paragraph-rsid="002f48de" style:font-weight-asian="bold" style:font-weight-complex="bold"/>
    </style:style>
    <style:style style:name="P18" style:family="paragraph" style:parent-style-name="Standard">
      <style:paragraph-properties fo:text-align="justify" style:justify-single-word="false"/>
      <style:text-properties fo:font-weight="bold" officeooo:rsid="0019928c" officeooo:paragraph-rsid="002a7e70" style:font-weight-asian="bold" style:font-weight-complex="bold"/>
    </style:style>
    <style:style style:name="P19" style:family="paragraph" style:parent-style-name="Standard">
      <style:paragraph-properties fo:text-align="justify" style:justify-single-word="false"/>
      <style:text-properties fo:font-size="12pt" fo:font-weight="normal" officeooo:rsid="0024ebeb" officeooo:paragraph-rsid="003037a0" style:font-size-asian="12pt" style:font-weight-asian="normal" style:font-size-complex="12pt" style:font-weight-complex="normal"/>
    </style:style>
    <style:style style:name="P20" style:family="paragraph" style:parent-style-name="Standard">
      <style:text-properties officeooo:rsid="0031f736" officeooo:paragraph-rsid="0031f736"/>
    </style:style>
    <style:style style:name="P21" style:family="paragraph" style:parent-style-name="Standard">
      <style:text-properties officeooo:rsid="0031f736" officeooo:paragraph-rsid="00322c9e"/>
    </style:style>
    <style:style style:name="P22" style:family="paragraph" style:parent-style-name="Standard">
      <style:text-properties officeooo:rsid="0031f736" officeooo:paragraph-rsid="0033c076"/>
    </style:style>
    <style:style style:name="P23" style:family="paragraph" style:parent-style-name="Standard">
      <style:paragraph-properties fo:text-align="justify" style:justify-single-word="false"/>
      <style:text-properties officeooo:rsid="0031f736" officeooo:paragraph-rsid="0033c076"/>
    </style:style>
    <style:style style:name="P24" style:family="paragraph" style:parent-style-name="Standard">
      <style:paragraph-properties fo:text-align="justify" style:justify-single-word="false"/>
      <style:text-properties officeooo:rsid="00322c9e" officeooo:paragraph-rsid="0033c076"/>
    </style:style>
    <style:style style:name="P25" style:family="paragraph" style:parent-style-name="Standard">
      <style:paragraph-properties fo:text-align="justify" style:justify-single-word="false"/>
      <style:text-properties officeooo:paragraph-rsid="002a7e70"/>
    </style:style>
    <style:style style:name="P26" style:family="paragraph" style:parent-style-name="Standard">
      <style:paragraph-properties fo:text-align="justify" style:justify-single-word="false"/>
      <style:text-properties officeooo:paragraph-rsid="001960fb"/>
    </style:style>
    <style:style style:name="T1" style:family="text">
      <style:text-properties officeooo:rsid="0018e5c7"/>
    </style:style>
    <style:style style:name="T2" style:family="text">
      <style:text-properties fo:font-weight="bold" style:font-weight-asian="bold" style:font-weight-complex="bold"/>
    </style:style>
    <style:style style:name="T3" style:family="text">
      <style:text-properties fo:font-weight="bold" officeooo:rsid="0018e5c7" style:font-weight-asian="bold" style:font-weight-complex="bold"/>
    </style:style>
    <style:style style:name="T4" style:family="text">
      <style:text-properties fo:font-weight="bold" officeooo:rsid="002f48de" style:font-weight-asian="bold" style:font-weight-complex="bold"/>
    </style:style>
    <style:style style:name="T5" style:family="text">
      <style:text-properties officeooo:rsid="001960fb"/>
    </style:style>
    <style:style style:name="T6" style:family="text">
      <style:text-properties officeooo:rsid="001f08c3"/>
    </style:style>
    <style:style style:name="T7" style:family="text">
      <style:text-properties officeooo:rsid="002a7e70"/>
    </style:style>
    <style:style style:name="T8" style:family="text">
      <style:text-properties officeooo:rsid="002b89e3"/>
    </style:style>
    <style:style style:name="T9" style:family="text">
      <style:text-properties officeooo:rsid="002f48de"/>
    </style:style>
    <style:style style:name="T10" style:family="text">
      <style:text-properties officeooo:rsid="003037a0"/>
    </style:style>
    <style:style style:name="T11" style:family="text">
      <style:text-properties fo:font-weight="normal" style:font-weight-asian="normal" style:font-weight-complex="normal"/>
    </style:style>
    <style:style style:name="T12" style:family="text">
      <style:text-properties fo:font-weight="normal" officeooo:rsid="003037a0" style:font-weight-asian="normal" style:font-weight-complex="normal"/>
    </style:style>
    <style:style style:name="T13" style:family="text">
      <style:text-properties fo:font-weight="normal" officeooo:rsid="002f48de" style:font-weight-asian="normal" style:font-weight-complex="normal"/>
    </style:style>
    <style:style style:name="T14" style:family="text">
      <style:text-properties fo:font-weight="normal" officeooo:rsid="0031f736" style:font-weight-asian="normal" style:font-weight-complex="normal"/>
    </style:style>
    <style:style style:name="T15" style:family="text">
      <style:text-properties fo:font-weight="normal" officeooo:rsid="0033c076" style:font-weight-asian="normal"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officeooo:rsid="0031f7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6">Genuscreen 7.0</text:span></text:p>
      <text:p text:style-name="P2"><text:span text:style-name="T16"/></text:p>
      <text:p text:style-name="P19">EAL4. </text:p>
      <text:p text:style-name="P3"/>
      <text:p text:style-name="P25"><text:span text:style-name="T3">Description of the product: </text:span><text:span text:style-name="T1">genuscreen 7.0 <text:s/>has two main functions – firewall and VPN. It uses the firewall function to monitor data traffic at critical network interfaces and tIt <text:s/>protecs the LAN/Internet interface from cyber attacks by allowing only expressly autorized connections. It can also monitor crossover points to internal high-security zones in large networks. The VPN function enables exhcanging encrypted data between spread out company locations or public autority sites over the internet <text:s/>(</text:span><text:a xlink:type="simple" xlink:href="https://www.genua.de/en/news/presse/2019/genuscreen-certification.html" text:style-name="Internet_20_link" text:visited-style-name="Visited_20_Internet_20_Link">https://www.genua.de/en/news/presse/2019/genuscreen-certification.html</text:a><text:span text:style-name="T5">)</text:span></text:p>
      <text:p text:style-name="P26"/>
      <text:p text:style-name="P4">The product consists only of the sofware (in <text:span text:style-name="T7">a</text:span> CD or <text:span text:style-name="T7">a </text:span>USB stick) and the documentation. One part of the product runs on a number of (at least 2) machines (genuscreen appliances) and works as network filters . The other part runs on the machine to manage the network of firewall components (genucenter management system) is <text:span text:style-name="T7">the </text:span>central component. <text:span text:style-name="T7">Genuscreen provides IPv4 and basic IPv6 support. The product contains cryptographic functionality. The cryptographic algorithms are part of the TOE. This includes the random number generator which is of class DRG.3 The vulnerability assessment results as stated within this certificate do not include a rating or those cryptographic algorithms and their implementation suitable for encryption and decryption.</text:span></text:p>
      <text:p text:style-name="P5"/>
      <text:p text:style-name="P18"><text:span text:style-name="T6">Non-TOE components of the product</text:span>:</text:p>
      <text:list xml:id="list1343422010713778131" text:style-name="L1">
        <text:list-item>
          <text:p text:style-name="P1">genucenter Management System: </text:p>
        </text:list-item>
        <text:list-item>
          <text:p text:style-name="P1">genuscreen Firewall Components: </text:p>
        </text:list-item>
        <text:list-item>
          <text:p text:style-name="P1">Legacy Hardware and Virtual genucenter</text:p>
        </text:list-item>
      </text:list>
      <text:p text:style-name="P7"/>
      <text:p text:style-name="P6"><text:span text:style-name="T2">Security Assurance Rationale</text:span></text:p>
      <text:p text:style-name="P9"><text:s/>ALC_FLR.2 Flaw reporting procedures</text:p>
      <text:p text:style-name="P9"><text:s/>ASE_TSS.2 TOE summary specification with architectural design summary</text:p>
      <text:p text:style-name="P10"><text:s/>AVA_VAN.4 Methodical vulnerability analysis</text:p>
      <text:p text:style-name="P10"/>
      <text:p text:style-name="P8"><text:span text:style-name="T2">Security Functional </text:span><text:span text:style-name="T4">Requirements claimed by TOE</text:span></text:p>
      <text:list xml:id="list112046288654593099" text:style-name="L2">
        <text:list-item>
          <text:p text:style-name="P16"><text:span text:style-name="T2">Firewall SFP</text:span>: c<text:span text:style-name="T8">o</text:span>ncerned with the creation, modification, deletion and application of firewall security policy rules; it also provides protaction against unauthorized access to the platform running the firewall components</text:p>
        </text:list-item>
        <text:list-item>
          <text:p text:style-name="P17">Network Separation SFP</text:p>
        </text:list-item>
        <text:list-item>
          <text:p text:style-name="P14"><text:span text:style-name="T2">IPSec SFP:</text:span> including requirements on some cryptographic operations</text:p>
        </text:list-item>
        <text:list-item>
          <text:p text:style-name="P14"><text:span text:style-name="T2">IKE SFP: </text:span>cryptographic functions in relations to the key management of the V<text:span text:style-name="T9">PN</text:span> connections</text:p>
        </text:list-item>
        <text:list-item>
          <text:p text:style-name="P14"><text:span text:style-name="T2">SSH SFP: </text:span><text:span text:style-name="T12">requirements associated with </text:span><text:span text:style-name="T11">t</text:span>he flow control functions in relation to the communication between the management system and the firewall components, <text:span text:style-name="T10">(includes cryptographic operations)</text:span></text:p>
        </text:list-item>
        <text:list-item>
          <text:p text:style-name="P17">SIP Relay</text:p>
        </text:list-item>
        <text:list-item>
          <text:p text:style-name="P14"><text:span text:style-name="T2">Identifiaction and Authentication:</text:span> related to identification and authentication of administrators, service users and revisors.</text:p>
        </text:list-item>
        <text:list-item>
          <text:p text:style-name="P14"><text:span text:style-name="T2">Audit:</text:span> <text:s/>audit capabilities of the TOE</text:p>
        </text:list-item>
        <text:list-item>
          <text:p text:style-name="P15"><text:span text:style-name="T2">General Management Facilities</text:span></text:p>
          <text:p text:style-name="P15"><text:span text:style-name="T13"/></text:p>
        </text:list-item>
      </text:list>
      <text:p text:style-name="P8"><text:span text:style-name="T2">Assu</text:span><text:span text:style-name="T4">m</text:span><text:span text:style-name="T2">ptions</text:span></text:p>
      <text:p text:style-name="P13">The TOE assumes the following:</text:p>
      <text:list xml:id="list1667076013353798582" text:style-name="L3">
        <text:list-item>
          <text:p text:style-name="P11">Physical security</text:p>
        </text:list-item>
        <text:list-item>
          <text:p text:style-name="P11">Initial configuration</text:p>
        </text:list-item>
        <text:list-item>
          <text:p text:style-name="P11"><text:soft-page-break/>Responsible, competent and trained administrators, service users and revisors</text:p>
        </text:list-item>
        <text:list-item>
          <text:p text:style-name="P11">Firewall components provide the only connection for different networks</text:p>
        </text:list-item>
        <text:list-item>
          <text:p text:style-name="P11">The IT environment must supply reliable timestamps for the TOE</text:p>
        </text:list-item>
        <text:list-item>
          <text:p text:style-name="P11">Administrators, service users and revisors use the administrative GUI only from a trusted network directly connected to the system, they log in with SSH only from this network and use SSH keys but no passwords to authenticate</text:p>
        </text:list-item>
        <text:list-item>
          <text:p text:style-name="P11">Physical network for transfer of TSF data between nodes is provided.</text:p>
        </text:list-item>
        <text:list-item>
          <text:p text:style-name="P11">Server for external authentication at the genucenter is located in a secure network</text:p>
        </text:list-item>
      </text:list>
      <text:p text:style-name="P12"/>
      <text:p text:style-name="P8"><text:span text:style-name="T2">Evaluation</text:span></text:p>
      <text:p text:style-name="P24"><text:span text:style-name="T11">The product was tested in the developer’s laboratory and also by an independent evaluator. </text:span><text:span text:style-name="T14">The test procedures are executable scripts (Ruby, </text:span><text:span text:style-name="T17">Perl or Shell). The developer uses two kinds of tests: Local tests and Live tests. Local t</text:span><text:span text:style-name="T14">ests need the developer environment and were executed inside the developer systems. </text:span><text:span text:style-name="T15">Prior the testing by the independent evaluator, </text:span><text:span text:style-name="T14">the evaluator installed the firewall components in a </text:span><text:span text:style-name="T15">separate administrator network. During the test, was the main focus </text:span><text:span text:style-name="T14">the</text:span></text:p>
      <text:p text:style-name="P23">implemented SIP Relay, the management system, cryptographic functions, random number generator (RNG) and its entropy source (part of OpenBSD kernel) functions. <text:span text:style-name="T15">The repetition of the developer testing was performed in the developer laboratory. -also, t</text:span><text:span text:style-name="T11">he evaluator has done an independent vulnerability analysis. As a result, additional </text:span>vulnerability tests have been designed. </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7T13:11:12.843573023</meta:creation-date>
    <dc:date>2020-03-22T23:24:57.631168556</dc:date>
    <meta:editing-duration>PT1H7M23S</meta:editing-duration>
    <meta:editing-cycles>14</meta:editing-cycles>
    <meta:generator>LibreOffice/5.1.6.2$Linux_X86_64 LibreOffice_project/10m0$Build-2</meta:generator>
    <meta:document-statistic meta:table-count="0" meta:image-count="0" meta:object-count="0" meta:page-count="2" meta:paragraph-count="36" meta:word-count="586" meta:character-count="4060" meta:non-whitespace-character-count="3518"/>
  </office:meta>
</office:document-meta>
</file>